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d1.Exit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stBed1.Return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Bed1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Bed1.Drink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stBed1.HelloWorld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Bed1.Link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Bed1.Filled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estBed1.Meta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